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9cm" table:align="margins" style:may-break-between-rows="false"/>
    </style:style>
    <style:style style:name="Tableau1.A" style:family="table-column">
      <style:table-column-properties style:column-width="1.325cm" style:rel-column-width="12574*"/>
    </style:style>
    <style:style style:name="Tableau1.B" style:family="table-column">
      <style:table-column-properties style:column-width="2.441cm" style:rel-column-width="23187*"/>
    </style:style>
    <style:style style:name="Tableau1.C" style:family="table-column">
      <style:table-column-properties style:column-width="0.94cm" style:rel-column-width="8931*"/>
    </style:style>
    <style:style style:name="Tableau1.D" style:family="table-column">
      <style:table-column-properties style:column-width="2.194cm" style:rel-column-width="20843*"/>
    </style:style>
    <style:style style:name="Tableau1.1" style:family="table-row">
      <style:table-row-properties style:row-height="0.049cm"/>
    </style:style>
    <style:style style:name="Tableau1.A1" style:family="table-cell">
      <style:table-cell-properties style:vertical-align="" fo:background-color="#ffff00" fo:padding="0.101cm" fo:border="none">
        <style:background-image/>
      </style:table-cell-properties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" fo:background-color="#dddddd" fo:padding="0.101cm" fo:border="none">
        <style:background-image/>
      </style:table-cell-properties>
    </style:style>
    <style:style style:name="Tableau1.D2" style:family="table-cell">
      <style:table-cell-properties fo:padding="0.101cm" fo:border="none"/>
    </style:style>
    <style:style style:name="Tableau1.A3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au1.D3" style:family="table-cell">
      <style:table-cell-properties fo:padding="0.101cm" fo:border="none"/>
    </style:style>
    <style:style style:name="Tableau1.5" style:family="table-row">
      <style:table-row-properties style:row-height="0.499cm"/>
    </style:style>
    <style:style style:name="Tableau1.6" style:family="table-row">
      <style:table-row-properties style:row-height="0.161cm"/>
    </style:style>
    <style:style style:name="Tableau1.A6" style:family="table-cell">
      <style:table-cell-properties style:vertical-align="" fo:background-color="#00ff7f" fo:padding="0.101cm" fo:border="none">
        <style:background-image/>
      </style:table-cell-properties>
    </style:style>
    <style:style style:name="Tableau3" style:family="table">
      <style:table-properties style:width="3.399cm" table:align="left"/>
    </style:style>
    <style:style style:name="Tableau3.A" style:family="table-column">
      <style:table-column-properties style:column-width="1.101cm"/>
    </style:style>
    <style:style style:name="Tableau3.B" style:family="table-column">
      <style:table-column-properties style:column-width="1.198cm"/>
    </style:style>
    <style:style style:name="Tableau3.A1" style:family="table-cell">
      <style:table-cell-properties fo:padding="0.041cm" fo:border-left="0.05pt solid #999999" fo:border-right="none" fo:border-top="0.05pt solid #999999" fo:border-bottom="0.05pt solid #999999"/>
    </style:style>
    <style:style style:name="Tableau3.B1" style:family="table-cell">
      <style:table-cell-properties style:vertical-align="" fo:padding="0.041cm" fo:border-left="0.05pt solid #999999" fo:border-right="none" fo:border-top="0.05pt solid #999999" fo:border-bottom="0.05pt solid #999999"/>
    </style:style>
    <style:style style:name="Tableau3.C1" style:family="table-cell">
      <style:table-cell-properties style:vertical-align="" fo:padding="0.041cm" fo:border="0.05pt solid #999999"/>
    </style:style>
    <style:style style:name="Tableau3.A2" style:family="table-cell">
      <style:table-cell-properties fo:padding="0.041cm" fo:border="none"/>
    </style:style>
    <style:style style:name="Tableau3.B2" style:family="table-cell">
      <style:table-cell-properties style:vertical-align="" fo:padding="0.041cm" fo:border-left="0.05pt solid #999999" fo:border-right="0.05pt solid #999999" fo:border-top="none" fo:border-bottom="0.05pt solid #999999"/>
    </style:style>
    <style:style style:name="Tableau3.A3" style:family="table-cell">
      <style:table-cell-properties fo:padding="0.041cm" fo:border="none"/>
    </style:style>
    <style:style style:name="Tableau3.B3" style:family="table-cell">
      <style:table-cell-properties style:vertical-align="" fo:background-color="transparent" fo:padding="0.041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0a9b31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1c90805" officeooo:paragraph-rsid="01c9080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cc72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7d6a9" officeooo:paragraph-rsid="01f7d6a9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Calibri" fo:font-size="10pt" fo:font-weight="normal" officeooo:paragraph-rsid="00f9ce4e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7f1b5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6baee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6pt" fo:language="fr" fo:country="FR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Calibri" fo:font-size="6pt" fo:font-style="normal" fo:font-weight="normal" officeooo:rsid="003ad84c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4e5b02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f7d6a9" officeooo:paragraph-rsid="01f7d6a9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1bcc725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Ubuntu Mono" fo:font-size="14pt" fo:font-style="normal" fo:font-weight="bold" officeooo:rsid="003ad84c" officeooo:paragraph-rsid="01bcc72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8pt" style:font-size-asian="7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1c90805" officeooo:paragraph-rsid="011f4c63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fo:font-style="normal" fo:font-weight="bold" officeooo:rsid="01c90805" officeooo:paragraph-rsid="011f4c63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officeooo:rsid="0153e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3"><text:text-input text:description="&lt;o.name&gt;">Name</text:text-input></text:p>
          </table:table-cell>
          <table:covered-table-cell/>
          <table:covered-table-cell/>
          <table:table-cell table:style-name="Tableau1.D3" table:number-rows-spanned="2" office:value-type="string">
            <text:p text:style-name="P16"><draw:frame draw:style-name="fr1" draw:name="image: barcode(get_simple_json(o),'qrcode','None',20,1) " text:anchor-type="char" svg:x="0.007cm" svg:y="0.009cm" svg:width="1.7cm" svg:height="1.7cm" draw:z-index="1"><draw:text-box><text:p text:style-name="Frame_20_contents"/></draw:text-box></draw:frame></text:p>
          </table:table-cell>
        </table:table-row>
        <table:table-row table:style-name="Tableau1.2">
          <table:table-cell table:style-name="Tableau1.A3" table:number-columns-spanned="3" office:value-type="string">
            <text:p text:style-name="P15"><text:text-input text:description="&lt;o.default_code&gt;">Reference</text:text-input></text:p>
            <text:p text:style-name="P14"><text:text-input text:description="&lt;manufacturer(o)&gt;">Marque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A"/>
              <table:table-row>
                <table:table-cell table:style-name="Tableau3.A1" office:value-type="string">
                  <text:p text:style-name="P17"><text:text-input text:description="&lt;o.loc_rack&gt;">X</text:text-input></text:p>
                </table:table-cell>
                <table:table-cell table:style-name="Tableau3.B1" office:value-type="string">
                  <text:p text:style-name="P18"><text:text-input text:description="&lt;o.loc_row&gt;">Y</text:text-input></text:p>
                </table:table-cell>
                <table:table-cell table:style-name="Tableau3.C1" office:value-type="string">
                  <text:p text:style-name="P2"><text:text-input text:description="&lt;o.loc_case&gt;">Z</text:text-input></text:p>
                </table:table-cell>
              </table:table-row>
              <table:table-row>
                <table:table-cell table:style-name="Tableau3.A2" office:value-type="string">
                  <text:p text:style-name="P8">ST </text:p>
                </table:table-cell>
                <table:table-cell table:style-name="Tableau3.B2" table:number-columns-spanned="2" office:value-type="string">
                  <text:p text:style-name="P10"><text:text-input text:description="&lt;o.uom_id.name&gt;">Uom</text:text-input></text:p>
                </table:table-cell>
                <table:covered-table-cell/>
              </table:table-row>
              <table:table-row>
                <table:table-cell table:style-name="Tableau3.A3" office:value-type="string">
                  <text:p text:style-name="P9">HA </text:p>
                </table:table-cell>
                <table:table-cell table:style-name="Tableau3.B3" table:number-columns-spanned="2" office:value-type="string">
                  <text:p text:style-name="P7"><text:text-input text:description="&lt;o.uom_po_id.name&gt;">UomPO</text:text-input></text:p>
                </table:table-cell>
                <table:covered-table-cell/>
              </table:table-row>
            </table:table>
            <text:p text:style-name="P1"/>
          </table:table-cell>
          <table:covered-table-cell/>
          <table:table-cell table:style-name="Tableau1.A3" table:number-columns-spanned="2" office:value-type="string">
            <text:p text:style-name="P16"><draw:frame draw:style-name="fr2" draw:name="image: barcode(o.ean13,'ean13','None',40,1)" text:anchor-type="as-char" svg:y="0cm" svg:width="2.452cm" svg:height="1.101cm" draw:z-index="0"><draw:text-box><text:p text:style-name="Frame_20_contents"/></draw:text-box></draw:frame></text:p>
          </table:table-cell>
          <table:covered-table-cell/>
        </table:table-row>
        <table:table-row table:style-name="Tableau1.5">
          <table:table-cell table:style-name="Tableau1.A3" office:value-type="string">
            <text:p text:style-name="P12"><text:text-input text:description="&lt;formatLang(time.strftime('%Y-%m-%d'),date = True)&gt;">Date</text:text-input></text:p>
          </table:table-cell>
          <table:table-cell table:style-name="Tableau1.A3" table:number-columns-spanned="3" office:value-type="string">
            <text:p text:style-name="P11"><text:span text:style-name="T2"><text:text-input text:description="&lt;o.seller_id.name&gt;">Fournisseur</text:text-input></text:span><text:span text:style-name="T2"> </text:span><text:span text:style-name="T1">[</text:span><text:span text:style-name="T3"><text:text-input text:description="&lt;o.supplier_code or o.default_code&gt;">Code fournisseur</text:text-input></text:span><text:span text:style-name="T1">]</text:span></text:p>
          </table:table-cell>
          <table:covered-table-cell/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049cm" fo:margin-right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9-01-14T11:58:11.796000000</dc:date>
    <meta:editing-duration>P1DT8M19S</meta:editing-duration>
    <meta:editing-cycles>655</meta:editing-cycles>
    <meta:generator>LibreOffice/5.3.4.2$Windows_X86_64 LibreOffice_project/f82d347ccc0be322489bf7da61d7e4ad13fe2ff3</meta:generator>
    <meta:document-statistic meta:table-count="2" meta:image-count="0" meta:object-count="0" meta:page-count="1" meta:paragraph-count="15" meta:word-count="46" meta:character-count="112" meta:non-whitespace-character-count="106"/>
    <meta:user-defined meta:name="Info 1"/>
    <meta:user-defined meta:name="Info 2"/>
    <meta:user-defined meta:name="Info 3"/>
    <meta:user-defined meta:name="Info 4"/>
  </office:meta>
</office:document-meta>
</file>